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9e513" officeooo:paragraph-rsid="0009e513"/>
    </style:style>
    <style:style style:name="P2" style:family="paragraph" style:parent-style-name="Standard">
      <style:text-properties officeooo:rsid="0009e513" officeooo:paragraph-rsid="000a2559"/>
    </style:style>
    <style:style style:name="P3" style:family="paragraph" style:parent-style-name="Standard">
      <style:text-properties fo:font-weight="bold" officeooo:rsid="0009e513" officeooo:paragraph-rsid="0009e513" style:font-weight-asian="bold" style:font-weight-complex="bold"/>
    </style:style>
    <style:style style:name="P4" style:family="paragraph" style:parent-style-name="Standard">
      <style:text-properties fo:font-weight="bold" officeooo:rsid="000b8485" officeooo:paragraph-rsid="000b8485" style:font-weight-asian="bold" style:font-weight-complex="bold"/>
    </style:style>
    <style:style style:name="P5" style:family="paragraph" style:parent-style-name="Standard">
      <style:text-properties fo:font-weight="bold" officeooo:rsid="000efc20" officeooo:paragraph-rsid="000efc20" style:font-weight-asian="bold" style:font-weight-complex="bold"/>
    </style:style>
    <style:style style:name="P6" style:family="paragraph" style:parent-style-name="Standard">
      <style:paragraph-properties fo:text-align="center" style:justify-single-word="false"/>
      <style:text-properties fo:font-size="14pt" officeooo:rsid="0009e513" officeooo:paragraph-rsid="0009e513" style:font-size-asian="14pt" style:font-size-complex="14pt"/>
    </style:style>
    <style:style style:name="P7" style:family="paragraph" style:parent-style-name="Standard">
      <style:paragraph-properties fo:text-align="center" style:justify-single-word="false"/>
      <style:text-properties fo:font-size="20pt" fo:font-weight="bold" officeooo:rsid="0009e513" officeooo:paragraph-rsid="0009e513" style:font-size-asian="20pt" style:font-weight-asian="bold" style:font-size-complex="20pt" style:font-weight-complex="bold"/>
    </style:style>
    <style:style style:name="P8"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09e513" officeooo:paragraph-rsid="0009e513"/>
    </style:style>
    <style:style style:name="P9"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0efc20" officeooo:paragraph-rsid="000efc20"/>
    </style:style>
    <style:style style:name="P10"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09e513" officeooo:paragraph-rsid="0009e513"/>
    </style:style>
    <style:style style:name="P11"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09e513" officeooo:paragraph-rsid="0009e513"/>
    </style:style>
    <style:style style:name="P12" style:family="paragraph" style:parent-style-name="Standard">
      <loext:graphic-properties draw:fill="none"/>
      <style:paragraph-properties fo:margin-left="0.5in" fo:margin-right="0in" fo:text-indent="0in" style:auto-text-indent="false" fo:background-color="transparent"/>
      <style:text-properties officeooo:rsid="000efc20" officeooo:paragraph-rsid="000efc20"/>
    </style:style>
    <style:style style:name="P13" style:family="paragraph" style:parent-style-name="Standard">
      <loext:graphic-properties draw:fill="none"/>
      <style:paragraph-properties fo:margin-left="0.5in" fo:margin-right="0in" fo:text-indent="0in" style:auto-text-indent="false" fo:background-color="transparent"/>
      <style:text-properties officeooo:rsid="0011b67a" officeooo:paragraph-rsid="0011b67a"/>
    </style:style>
    <style:style style:name="P14" style:family="paragraph" style:parent-style-name="Standard">
      <loext:graphic-properties draw:fill="none"/>
      <style:paragraph-properties fo:margin-left="0.5in" fo:margin-right="0in" fo:text-indent="0in" style:auto-text-indent="false" fo:background-color="transparent"/>
      <style:text-properties officeooo:rsid="00133a18" officeooo:paragraph-rsid="00133a18"/>
    </style:style>
    <style:style style:name="P15" style:family="paragraph" style:parent-style-name="Standard">
      <loext:graphic-properties draw:fill="none"/>
      <style:paragraph-properties fo:margin-left="0.5in" fo:margin-right="0in" fo:text-indent="0in" style:auto-text-indent="false" fo:background-color="transparent"/>
      <style:text-properties officeooo:rsid="001699da" officeooo:paragraph-rsid="001699da"/>
    </style:style>
    <style:style style:name="P16" style:family="paragraph" style:parent-style-name="Standard">
      <loext:graphic-properties draw:fill="none"/>
      <style:paragraph-properties fo:margin-left="0.5in" fo:margin-right="0in" fo:text-indent="0in" style:auto-text-indent="false" fo:background-color="transparent"/>
      <style:text-properties officeooo:rsid="0009e513" officeooo:paragraph-rsid="0009e513"/>
    </style:style>
    <style:style style:name="P17" style:family="paragraph" style:parent-style-name="Standard">
      <loext:graphic-properties draw:fill="none"/>
      <style:paragraph-properties fo:margin-left="0.5in" fo:margin-right="0in" fo:text-indent="0in" style:auto-text-indent="false" fo:background-color="transparent"/>
      <style:text-properties officeooo:rsid="0009e513" officeooo:paragraph-rsid="001cd6a9"/>
    </style:style>
    <style:style style:name="P18" style:family="paragraph" style:parent-style-name="Standard">
      <loext:graphic-properties draw:fill="none"/>
      <style:paragraph-properties fo:margin-left="0.5in" fo:margin-right="0in" fo:text-indent="0in" style:auto-text-indent="false" fo:background-color="transparent"/>
      <style:text-properties officeooo:rsid="0020183b" officeooo:paragraph-rsid="0020183b"/>
    </style:style>
    <style:style style:name="P19"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09e513" officeooo:paragraph-rsid="0009e513"/>
    </style:style>
    <style:style style:name="P20"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09e513" officeooo:paragraph-rsid="0009e513"/>
    </style:style>
    <style:style style:name="P21"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09e513" officeooo:paragraph-rsid="0009e513"/>
    </style:style>
    <style:style style:name="P22"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weight="bold" officeooo:rsid="00386245" officeooo:paragraph-rsid="00386245" style:font-weight-asian="bold" style:font-weight-complex="bold"/>
    </style:style>
    <style:style style:name="P23"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09e513" officeooo:paragraph-rsid="0009e513"/>
    </style:style>
    <style:style style:name="P24" style:family="paragraph" style:parent-style-name="Standard" style:master-page-name="">
      <loext:graphic-properties draw:fill="none"/>
      <style:paragraph-properties fo:margin-left="0.5in" fo:margin-right="0in" fo:text-indent="0in" style:auto-text-indent="false" style:page-number="auto" fo:background-color="transparent">
        <style:tab-stops>
          <style:tab-stop style:position="2.1146in"/>
        </style:tab-stops>
      </style:paragraph-properties>
      <style:text-properties officeooo:rsid="0020183b" officeooo:paragraph-rsid="002be89b"/>
    </style:style>
    <style:style style:name="P25"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310a8d" officeooo:paragraph-rsid="00310a8d"/>
    </style:style>
    <style:style style:name="P26"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32050f" officeooo:paragraph-rsid="0032050f"/>
    </style:style>
    <style:style style:name="P27"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09e513" officeooo:paragraph-rsid="0009e513"/>
    </style:style>
    <style:style style:name="P28"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09e513" officeooo:paragraph-rsid="0009e513"/>
    </style:style>
    <style:style style:name="P29"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09e513" officeooo:paragraph-rsid="0009e513"/>
    </style:style>
    <style:style style:name="P30" style:family="paragraph" style:parent-style-name="Standard">
      <loext:graphic-properties draw:fill="none"/>
      <style:paragraph-properties fo:margin-left="0in" fo:margin-right="0in" fo:text-indent="0in" style:auto-text-indent="false" fo:background-color="transparent"/>
      <style:text-properties officeooo:rsid="0009e513" officeooo:paragraph-rsid="0009e513"/>
    </style:style>
    <style:style style:name="P31" style:family="paragraph" style:parent-style-name="Standard">
      <loext:graphic-properties draw:fill="none"/>
      <style:paragraph-properties fo:margin-left="0in" fo:margin-right="0in" fo:text-indent="0in" style:auto-text-indent="false" fo:background-color="transparent"/>
      <style:text-properties fo:font-weight="bold" officeooo:rsid="0011f100" officeooo:paragraph-rsid="0011f100" style:font-weight-asian="bold" style:font-weight-complex="bold"/>
    </style:style>
    <style:style style:name="P32" style:family="paragraph" style:parent-style-name="Standard">
      <loext:graphic-properties draw:fill="none"/>
      <style:paragraph-properties fo:margin-left="0in" fo:margin-right="0in" fo:text-indent="0in" style:auto-text-indent="false" fo:background-color="transparent"/>
      <style:text-properties fo:font-weight="bold" officeooo:rsid="0009e513" officeooo:paragraph-rsid="001cd6a9" style:font-weight-asian="bold" style:font-weight-complex="bold"/>
    </style:style>
    <style:style style:name="P33" style:family="paragraph" style:parent-style-name="Standard">
      <loext:graphic-properties draw:fill="none"/>
      <style:paragraph-properties fo:margin-left="0in" fo:margin-right="0in" fo:text-indent="0in" style:auto-text-indent="false" fo:background-color="transparent"/>
      <style:text-properties fo:font-weight="bold" officeooo:rsid="0009e513" officeooo:paragraph-rsid="00368e7f" style:font-weight-asian="bold" style:font-weight-complex="bold"/>
    </style:style>
    <style:style style:name="P34" style:family="paragraph" style:parent-style-name="Standard">
      <loext:graphic-properties draw:fill="none"/>
      <style:paragraph-properties fo:margin-left="0in" fo:margin-right="0in" fo:text-indent="0in" style:auto-text-indent="false" fo:background-color="transparent"/>
      <style:text-properties officeooo:rsid="00310a8d" officeooo:paragraph-rsid="00310a8d"/>
    </style:style>
    <style:style style:name="P35" style:family="paragraph" style:parent-style-name="Standard">
      <loext:graphic-properties draw:fill="none"/>
      <style:paragraph-properties fo:margin-left="0in" fo:margin-right="0in" fo:text-indent="0in" style:auto-text-indent="false" fo:background-color="transparent"/>
      <style:text-properties officeooo:rsid="0032050f" officeooo:paragraph-rsid="0032050f"/>
    </style:style>
    <style:style style:name="P36" style:family="paragraph" style:parent-style-name="Standard" style:master-page-name="">
      <loext:graphic-properties draw:fill="none"/>
      <style:paragraph-properties fo:margin-left="1in" fo:margin-right="0in" fo:text-indent="0in" style:auto-text-indent="false" style:page-number="auto" fo:background-color="transparent">
        <style:tab-stops>
          <style:tab-stop style:position="1.8752in"/>
        </style:tab-stops>
      </style:paragraph-properties>
      <style:text-properties officeooo:rsid="0009e513" officeooo:paragraph-rsid="0009e513"/>
    </style:style>
    <style:style style:name="P37" style:family="paragraph" style:parent-style-name="Standard">
      <loext:graphic-properties draw:fill="none"/>
      <style:paragraph-properties fo:margin-left="1in" fo:margin-right="0in" fo:text-indent="0in" style:auto-text-indent="false" fo:background-color="transparent">
        <style:tab-stops>
          <style:tab-stop style:position="1.8752in"/>
        </style:tab-stops>
      </style:paragraph-properties>
      <style:text-properties officeooo:rsid="0009e513" officeooo:paragraph-rsid="0009e513"/>
    </style:style>
    <style:style style:name="P38" style:family="paragraph" style:parent-style-name="Standard">
      <loext:graphic-properties draw:fill="none"/>
      <style:paragraph-properties fo:margin-left="1in" fo:margin-right="0in" fo:text-indent="0in" style:auto-text-indent="false" fo:background-color="transparent"/>
      <style:text-properties officeooo:rsid="0009e513" officeooo:paragraph-rsid="0009e513"/>
    </style:style>
    <style:style style:name="P39" style:family="paragraph" style:parent-style-name="Standard">
      <loext:graphic-properties draw:fill="none"/>
      <style:paragraph-properties fo:margin-left="1in" fo:margin-right="0in" fo:text-indent="0in" style:auto-text-indent="false" fo:background-color="transparent"/>
      <style:text-properties fo:font-weight="bold" officeooo:rsid="00368e7f" officeooo:paragraph-rsid="00368e7f" style:font-weight-asian="bold" style:font-weight-complex="bold"/>
    </style:style>
    <style:style style:name="P40" style:family="paragraph" style:parent-style-name="Standard">
      <loext:graphic-properties draw:fill="none"/>
      <style:paragraph-properties fo:margin-left="1in" fo:margin-right="0in" fo:text-indent="0in" style:auto-text-indent="false" fo:background-color="transparent"/>
      <style:text-properties fo:font-weight="normal" officeooo:rsid="00368e7f" officeooo:paragraph-rsid="00368e7f" style:font-weight-asian="normal" style:font-weight-complex="normal"/>
    </style:style>
    <style:style style:name="P41" style:family="paragraph" style:parent-style-name="Standard" style:master-page-name="">
      <loext:graphic-properties draw:fill="none"/>
      <style:paragraph-properties fo:margin-left="1in" fo:margin-right="0in" fo:text-indent="0in" style:auto-text-indent="false" style:page-number="auto" fo:background-color="transparent"/>
      <style:text-properties officeooo:rsid="0009e513" officeooo:paragraph-rsid="0009e513"/>
    </style:style>
    <style:style style:name="P42" style:family="paragraph" style:parent-style-name="Standard" style:master-page-name="">
      <loext:graphic-properties draw:fill="none"/>
      <style:paragraph-properties fo:margin-left="1in" fo:margin-right="0in" fo:text-indent="0in" style:auto-text-indent="false" style:page-number="auto" fo:background-color="transparent"/>
      <style:text-properties fo:font-weight="bold" officeooo:rsid="00368e7f" officeooo:paragraph-rsid="00368e7f"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a2559" style:font-weight-asian="bold" style:font-weight-complex="bold"/>
    </style:style>
    <style:style style:name="T3" style:family="text">
      <style:text-properties fo:font-weight="bold" officeooo:rsid="00386245" style:font-weight-asian="bold" style:font-weight-complex="bold"/>
    </style:style>
    <style:style style:name="T4" style:family="text">
      <style:text-properties fo:font-weight="bold" officeooo:rsid="0029114a" style:font-weight-asian="bold" style:font-weight-complex="bold"/>
    </style:style>
    <style:style style:name="T5" style:family="text">
      <style:text-properties fo:font-weight="bold" officeooo:rsid="002ae8a1"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a2559" style:font-weight-asian="normal" style:font-weight-complex="normal"/>
    </style:style>
    <style:style style:name="T8" style:family="text">
      <style:text-properties fo:font-weight="normal" officeooo:rsid="000d5abd" style:font-weight-asian="normal" style:font-weight-complex="normal"/>
    </style:style>
    <style:style style:name="T9" style:family="text">
      <style:text-properties fo:font-weight="normal" officeooo:rsid="000f592b" style:font-weight-asian="normal" style:font-weight-complex="normal"/>
    </style:style>
    <style:style style:name="T10" style:family="text">
      <style:text-properties fo:font-weight="normal" officeooo:rsid="00127975" style:font-weight-asian="normal" style:font-weight-complex="normal"/>
    </style:style>
    <style:style style:name="T11" style:family="text">
      <style:text-properties fo:font-weight="normal" officeooo:rsid="00154b2e" style:font-weight-asian="normal" style:font-weight-complex="normal"/>
    </style:style>
    <style:style style:name="T12" style:family="text">
      <style:text-properties fo:font-weight="normal" officeooo:rsid="001674fa" style:font-weight-asian="normal" style:font-weight-complex="normal"/>
    </style:style>
    <style:style style:name="T13" style:family="text">
      <style:text-properties fo:font-weight="normal" officeooo:rsid="0018412d" style:font-weight-asian="normal" style:font-weight-complex="normal"/>
    </style:style>
    <style:style style:name="T14" style:family="text">
      <style:text-properties fo:font-weight="normal" officeooo:rsid="0018fd09" style:font-weight-asian="normal" style:font-weight-complex="normal"/>
    </style:style>
    <style:style style:name="T15" style:family="text">
      <style:text-properties fo:font-weight="normal" officeooo:rsid="001971ad" style:font-weight-asian="normal" style:font-weight-complex="normal"/>
    </style:style>
    <style:style style:name="T16" style:family="text">
      <style:text-properties fo:font-weight="normal" officeooo:rsid="00368e7f" style:font-weight-asian="normal" style:font-weight-complex="normal"/>
    </style:style>
    <style:style style:name="T17" style:family="text">
      <style:text-properties fo:font-weight="normal" officeooo:rsid="0040756f" style:font-weight-asian="normal" style:font-weight-complex="normal"/>
    </style:style>
    <style:style style:name="T18" style:family="text">
      <style:text-properties fo:font-weight="normal" officeooo:rsid="0041fcc0" style:font-weight-asian="normal" style:font-weight-complex="normal"/>
    </style:style>
    <style:style style:name="T19" style:family="text">
      <style:text-properties officeooo:rsid="000b8485"/>
    </style:style>
    <style:style style:name="T20" style:family="text">
      <style:text-properties officeooo:rsid="000efc20"/>
    </style:style>
    <style:style style:name="T21" style:family="text">
      <style:text-properties officeooo:rsid="001a6e9c"/>
    </style:style>
    <style:style style:name="T22" style:family="text">
      <style:text-properties officeooo:rsid="0020ac27"/>
    </style:style>
    <style:style style:name="T23" style:family="text">
      <style:text-properties officeooo:rsid="0021c725"/>
    </style:style>
    <style:style style:name="T24" style:family="text">
      <style:text-properties officeooo:rsid="0029114a"/>
    </style:style>
    <style:style style:name="T25" style:family="text">
      <style:text-properties officeooo:rsid="002ae8a1"/>
    </style:style>
    <style:style style:name="T26" style:family="text">
      <style:text-properties officeooo:rsid="00333c5a"/>
    </style:style>
    <style:style style:name="T27" style:family="text">
      <style:text-properties officeooo:rsid="0034afdf"/>
    </style:style>
    <style:style style:name="T28" style:family="text">
      <style:text-properties officeooo:rsid="00368e7f"/>
    </style:style>
    <style:style style:name="T29" style:family="text">
      <style:text-properties officeooo:rsid="00386245"/>
    </style:style>
    <style:style style:name="T30" style:family="text">
      <style:text-properties officeooo:rsid="003cabb0"/>
    </style:style>
    <style:style style:name="T31" style:family="text">
      <style:text-properties officeooo:rsid="003eb43f"/>
    </style:style>
    <style:style style:name="T32" style:family="text">
      <style:text-properties officeooo:rsid="004005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OFC-T34 Documentation</text:p>
      <text:p text:style-name="P6">Author: Nathan Ducasse</text:p>
      <text:p text:style-name="P1">The T34 is a 24-bit word-addressable accumulator architecture. It supports up to 64 instructions, up to</text:p>
      <text:p text:style-name="P1">four addressing modes, and 212 (4096) words of memory.</text:p>
      <text:p text:style-name="P1"/>
      <text:p text:style-name="P3">Compilation/<text:span text:style-name="T32">System Requirements</text:span>:</text:p>
      <text:p text:style-name="P29"><text:tab/>R<text:span text:style-name="T31">equires Python3.6</text:span></text:p>
      <text:p text:style-name="P3">Running the Program:</text:p>
      <text:p text:style-name="P1"><text:tab/>Python3 prog2.py &lt;objectfile.o&gt; [-memdump] [-parse]</text:p>
      <text:p text:style-name="P1"/>
      <text:p text:style-name="P4">Program Arguments:</text:p>
      <text:p text:style-name="P4"><text:span text:style-name="T6"><text:tab/></text:span>&lt;objectfile.o&gt;:<text:span text:style-name="T6"> Name of the </text:span><text:span text:style-name="T8">object file that the T34 Emulator will run. This argument is <text:tab/><text:tab/><text:tab/>required for program execution.</text:span></text:p>
      <text:p text:style-name="P1"><text:tab/></text:p>
      <text:p text:style-name="P2"><text:tab/><text:span text:style-name="T1">-</text:span><text:span text:style-name="T2">parse:</text:span><text:span text:style-name="T7"> Running the T34 Emulator with the -parse flag runs the Parse function at the end of the</text:span></text:p>
      <text:p text:style-name="P2"><text:span text:style-name="T7"><text:tab/><text:tab/>program, once the object file has been processed.</text:span></text:p>
      <text:p text:style-name="P2"><text:span text:style-name="T7"/></text:p>
      <text:p text:style-name="P1"><text:tab/><text:span text:style-name="T1">-memdump</text:span><text:span text:style-name="T6">: Running </text:span><text:span text:style-name="T7">the T34 Emulator with the -memdump flag runs the Memory Dump <text:tab/><text:tab/><text:tab/>function at the end of the program, after the object file has been processed and the parse</text:span></text:p>
      <text:p text:style-name="P1"><text:span text:style-name="T7"><text:tab/><text:tab/>function has finished executing, if specified.</text:span></text:p>
      <text:p text:style-name="P1"/>
      <text:p text:style-name="P3">Runtime Notes:</text:p>
      <text:p text:style-name="P8">Parse and Memory Dump functions are <text:span text:style-name="T19">e</text:span>xecuted at the end of the program <text:span text:style-name="T20">if their flags are specified</text:span>, and are executed in that order. Parse requires input from the user.</text:p>
      <text:p text:style-name="P29"/>
      <text:p text:style-name="P30"><text:tab/>Input for the parse function is accepted in two formats: ‘0xfff i’ and ‘fff i’</text:p>
      <text:p text:style-name="P8">Example: “(‘0xfff i’ or ‘fff i’): 0x0c5 1” and “(‘0xfff i’ or ‘fff i’): 0c5 1” will both print</text:p>
      <text:p text:style-name="P8">the contents of memory at address 0c5, whereas “(‘0xfff i’ or ‘fff i’): 0x0c5 2” will print</text:p>
      <text:p text:style-name="P1"><text:tab/>the contents at 0c5 followed by 0c6.</text:p>
      <text:p text:style-name="P1"/>
      <text:p text:style-name="P5">Implementation Notes:</text:p>
      <text:p text:style-name="P9"><text:span text:style-name="T6">One global constant is used for convenience, the CONST_OPCODES <text:s/>tuple. The CONST_OPCODES constant is used for checking the intended operation for each given opcode </text:span><text:span text:style-name="T9">in the do_instructions function.</text:span></text:p>
      <text:p text:style-name="P12"><text:span text:style-name="T9"/></text:p>
      <text:p text:style-name="P13"><text:span text:style-name="T9">I</text:span><text:span text:style-name="T6">n terms of functionality, the program for the most part does not directly emulate the T34 </text:span><text:span text:style-name="T12">hardware and </text:span><text:span text:style-name="T6">datapath, but rather functionally emulates a portion of it. For example, the alu_op function is not emulating an actual ALU but rather returns whatever the ALU would have calculated for the given arguments, where it is called. Instructions that do not utilize the ALU do not call alu_op, and alu_op would not handle them properly if they did.</text:span></text:p>
      <text:p text:style-name="P13"><text:span text:style-name="T6"/></text:p>
      <text:p text:style-name="P14"><text:span text:style-name="T6">The program will start at the given pc and continue until a halt signal is reached, either through an error code or a HALT operation. </text:span><text:span text:style-name="T11">The program has a check for buffer overflow and will exit with the error “Error” if an overflow occurs.</text:span></text:p>
      <text:p text:style-name="P14"><text:span text:style-name="T11"/></text:p>
      <text:p text:style-name="P15"><text:span text:style-name="T11">T</text:span><text:span text:style-name="T6">he X0-X4 registers are </text:span><text:span text:style-name="T13">implemented but</text:span><text:span text:style-name="T6"> currently unused. The MAR and MDR registers are not used in this implementation. The ABUS and DBUS are also unimplemented. </text:span><text:span text:style-name="T14">The Emulator </text:span><text:soft-page-break/><text:span text:style-name="T14">does not support indexing or indirect address modes yet, and all instructions using registers are also currently un</text:span><text:span text:style-name="T15">implemented.</text:span></text:p>
      <text:p text:style-name="P13"><text:span text:style-name="T6"/></text:p>
      <text:p text:style-name="P31">Notes on Exceptions:<text:span text:style-name="T6"><text:tab/></text:span></text:p>
      <text:p text:style-name="P31"><text:span text:style-name="T6"><text:tab/>The operation exceptions are evaluated in the following order:</text:span></text:p>
      <text:p text:style-name="P31"><text:span text:style-name="T6"><text:tab/><text:tab/>-Halt Operation (end of program)</text:span></text:p>
      <text:p text:style-name="P31"><text:span text:style-name="T6"><text:tab/><text:tab/>-Undefined Opcode</text:span></text:p>
      <text:p text:style-name="P31"><text:span text:style-name="T6"><text:tab/><text:tab/>-Unimplemented Opcode</text:span></text:p>
      <text:p text:style-name="P31"><text:span text:style-name="T6"><text:tab/><text:tab/>-</text:span><text:span text:style-name="T10">Illegal </text:span><text:span text:style-name="T6">Address Mode</text:span></text:p>
      <text:p text:style-name="P31"><text:span text:style-name="T6"><text:tab/><text:tab/>-Unimplemented Address Mode</text:span></text:p>
      <text:p text:style-name="P31"><text:span text:style-name="T6"><text:tab/><text:tab/>-</text:span><text:span text:style-name="T17">Overflow Error </text:span><text:span text:style-name="T18">(output as “Error”)</text:span></text:p>
      <text:p text:style-name="P1"/>
      <text:p text:style-name="P3">Function Notes:</text:p>
      <text:p text:style-name="P3"/>
      <text:p text:style-name="P8"><text:span text:style-name="T1">Main: </text:span>The Main function is where the mem and pc variables are declared locally, rather than</text:p>
      <text:p text:style-name="P8">globally. Main is where the passed object file is parsed and read into mem, <text:span text:style-name="T21">and then the memory and PC get passed to do_instructions for execution. Memdump and Parse are called after do_instructions finishes execution if their respective flags are specified.</text:span></text:p>
      <text:p text:style-name="P16"/>
      <text:p text:style-name="P24"><text:span text:style-name="T4">D</text:span><text:span text:style-name="T1">o_</text:span><text:span text:style-name="T5">instructions</text:span><text:span text:style-name="T1">: </text:span>do_<text:span text:style-name="T25">instructions </text:span>is the function which executes the provided object file. It uses a while loop that executes the next command until either a HALT instruction is executed, or an exception occurs. The function first creates all necessary registers and flags, and then proceeds to the loop. Within the loop, the current operation is loaded into ir from memory. The instruction is then split into its address, opcode, and address mode. Once the opcode is checked for validity, if the operation does not care about address mode it executes. If the operation cares about address mode (does not ignore address mode), then the address mode is checked for validity. If valid, it performs the operation on that address mode if it is implemented. <text:span text:style-name="T22">Then the PC is updated and the loop executes again. At each step of the way, the program outputs the desired information available at that step to the screen, in the form:</text:span></text:p>
      <text:p text:style-name="P18"><text:tab/><text:span text:style-name="T23">address: <text:s/>instruction <text:s/>mnemonic <text:s/>EA(hex)/” <text:s text:c="2"/>“/IMM <text:s/>AC[accumulator] X0-4[value] <text:s/></text:span></text:p>
      <text:p text:style-name="P16"/>
      <text:p text:style-name="P25"><text:span text:style-name="T1">Is_valid_op</text:span>: The is_valid_op function takes the name of an operation and specifies if it is a valid <text:span text:style-name="T30">o</text:span>peration.</text:p>
      <text:p text:style-name="P34"/>
      <text:p text:style-name="P26"><text:span text:style-name="T1">Alu_op:</text:span> alu_op takes two values and an instruction, and returns the values after applying the</text:p>
      <text:p text:style-name="P35"><text:tab/>instruction. If the given instruction was invalid, it returns the second value by default.</text:p>
      <text:p text:style-name="P34"/>
      <text:p text:style-name="P8"><text:span text:style-name="T1">Memdump:</text:span> The Memdump function takes in the mem list and prints all of the memory</text:p>
      <text:p text:style-name="P8">locations that are not empty (contain nonzero values), from smallest to largest memory</text:p>
      <text:p text:style-name="P8">location.</text:p>
      <text:p text:style-name="P16"/>
      <text:p text:style-name="P8"><text:span text:style-name="T1">Parse: </text:span>The parse function is passed the mem list and takes input from the user. It prints the</text:p>
      <text:p text:style-name="P8">contents of mem at the address specified by the user and subsequent addresses up to the</text:p>
      <text:p text:style-name="P17">number after the initial address that was also specified by the user.</text:p>
      <text:p text:style-name="P17"/>
      <text:p text:style-name="P17"/>
      <text:p text:style-name="P17"/>
      <text:p text:style-name="P17"/>
      <text:p text:style-name="P17"/>
      <text:p text:style-name="P17"><text:soft-page-break/></text:p>
      <text:p text:style-name="P32">Testing:</text:p>
      <text:p text:style-name="P32"/>
      <text:p text:style-name="P32"><text:tab/><text:span text:style-name="T16">The main program functionality was tested with the provided .o files:</text:span></text:p>
      <text:p text:style-name="P32"><text:span text:style-name="T16"><text:tab/><text:tab/></text:span><text:span text:style-name="T28">Object File 1:</text:span></text:p>
      <text:p text:style-name="P33"><text:span text:style-name="T16"><text:tab/><text:tab/>50 1 000000</text:span></text:p>
      <text:p text:style-name="P42"><text:span text:style-name="T6">c4 5 050404 200800 300800 102840 050c00</text:span></text:p>
      <text:p text:style-name="P39"><text:span text:style-name="T6">101 2 300 9</text:span></text:p>
      <text:p text:style-name="P39"><text:span text:style-name="T6">200 1 30</text:span></text:p>
      <text:p text:style-name="P39"><text:span text:style-name="T6">300 1 10</text:span></text:p>
      <text:p text:style-name="P39"><text:span text:style-name="T6">c4</text:span></text:p>
      <text:p text:style-name="P39">Output:</text:p>
      <text:p text:style-name="P40">0c4: <text:s/>050404 <text:s/>LD <text:s text:c="3"/>IMM <text:s/>AC[000050] <text:s/>X0[000] <text:s/>X1[000] <text:s/>X2[000] <text:s/>X3[000]</text:p>
      <text:p text:style-name="P40">0c5: <text:s/>200800 <text:s/>ADD <text:s text:c="2"/>200 <text:s/>AC[000080] <text:s/>X0[000] <text:s/>X1[000] <text:s/>X2[000] <text:s/>X3[000]</text:p>
      <text:p text:style-name="P40">0c6: <text:s/>300800 <text:s/>ADD <text:s text:c="2"/>300 <text:s/>AC[000090] <text:s/>X0[000] <text:s/>X1[000] <text:s/>X2[000] <text:s/>X3[000]</text:p>
      <text:p text:style-name="P40">0c7: <text:s/>102840 <text:s/>SUB <text:s text:c="2"/>102 <text:s/>AC[000087] <text:s/>X0[000] <text:s/>X1[000] <text:s/>X2[000] <text:s/>X3[000]</text:p>
      <text:p text:style-name="P40">0c8: <text:s/>050c00 <text:s/>J <text:s text:c="4"/>050 <text:s/>AC[000087] <text:s/>X0[000] <text:s/>X1[000] <text:s/>X2[000] <text:s/>X3[000]</text:p>
      <text:p text:style-name="P40">050: <text:s/>000000 <text:s/>HALT <text:s text:c="6"/>AC[000087] <text:s/>X0[000] <text:s/>X1[000] <text:s/>X2[000] <text:s/>X3[000]</text:p>
      <text:p text:style-name="P40">Machine Halted - HALT instruction executed</text:p>
      <text:p text:style-name="P40"/>
      <text:p text:style-name="P39">Object File 2:</text:p>
      <text:p text:style-name="P40">50 1 000000</text:p>
      <text:p text:style-name="P40">100 5 200400 201840 202800 005844 050c84</text:p>
      <text:p text:style-name="P40">200 3 30 31 10</text:p>
      <text:p text:style-name="P40">100</text:p>
      <text:p text:style-name="P39">Output:</text:p>
      <text:p text:style-name="P39"><text:span text:style-name="T6">100: <text:s/>200400 <text:s/>LD <text:s text:c="3"/>200 <text:s/>AC[000030] <text:s/>X0[000] <text:s/>X1[000] <text:s/>X2[000] <text:s/>X3[000]</text:span></text:p>
      <text:p text:style-name="P39"><text:span text:style-name="T6">101: <text:s/>201840 <text:s/>SUB <text:s text:c="2"/>201 <text:s/>AC[ffffff] <text:s/>X0[000] <text:s/>X1[000] <text:s/>X2[000] <text:s/>X3[000]</text:span></text:p>
      <text:p text:style-name="P39"><text:span text:style-name="T6">102: <text:s/>202800 <text:s/>ADD <text:s text:c="2"/>202 <text:s/>AC[00000f] <text:s/>X0[000] <text:s/>X1[000] <text:s/>X2[000] <text:s/>X3[000]</text:span></text:p>
      <text:p text:style-name="P39"><text:span text:style-name="T6">103: <text:s/>005844 <text:s/>SUB <text:s text:c="2"/>IMM <text:s/>AC[00000a] <text:s/>X0[000] <text:s/>X1[000] <text:s/>X2[000] <text:s/>X3[000]</text:span></text:p>
      <text:p text:style-name="P39"><text:span text:style-name="T6">104: <text:s/>050c84 <text:s/>JN <text:s text:c="3"/>??? <text:s/>AC[00000a] <text:s/>X0[000] <text:s/>X1[000] <text:s/>X2[000] <text:s/>X3[000]</text:span></text:p>
      <text:p text:style-name="P39"><text:span text:style-name="T6">Machine Halted - illegal addressing mode</text:span></text:p>
      <text:p text:style-name="P39"><text:span text:style-name="T6"/></text:p>
      <text:p text:style-name="P39">Object File 3:</text:p>
      <text:p text:style-name="P40">50 1 000000</text:p>
      <text:p text:style-name="P40">75 3 30 20 10</text:p>
      <text:p text:style-name="P40">ff 7 075400 040804 077440 005884 076400 077800 0309c4</text:p>
      <text:p text:style-name="P40">ff</text:p>
      <text:p text:style-name="P39">Output:</text:p>
      <text:p text:style-name="P40">0ff: <text:s/>075400 <text:s/>LD <text:s text:c="3"/>075 <text:s/>AC[000030] <text:s/>X0[000] <text:s/>X1[000] <text:s/>X2[000] <text:s/>X3[000]</text:p>
      <text:p text:style-name="P40">100: <text:s/>040804 <text:s/>ADD <text:s text:c="2"/>IMM <text:s/>AC[000070] <text:s/>X0[000] <text:s/>X1[000] <text:s/>X2[000] <text:s/>X3[000]</text:p>
      <text:p text:style-name="P40">101: <text:s/>077440 <text:s/>ST <text:s text:c="3"/>077 <text:s/>AC[000070] <text:s/>X0[000] <text:s/>X1[000] <text:s/>X2[000] <text:s/>X3[000]</text:p>
      <text:p text:style-name="P40">102: <text:s/>005884 <text:s/>CLR <text:s text:c="2"/>IMM <text:s/>AC[000000] <text:s/>X0[000] <text:s/>X1[000] <text:s/>X2[000] <text:s/>X3[000]</text:p>
      <text:p text:style-name="P40">103: <text:s/>076400 <text:s/>LD <text:s text:c="3"/>076 <text:s/>AC[000020] <text:s/>X0[000] <text:s/>X1[000] <text:s/>X2[000] <text:s/>X3[000]</text:p>
      <text:p text:style-name="P40">104: <text:s/>077800 <text:s/>ADD <text:s text:c="2"/>077 <text:s/>AC[000090] <text:s/>X0[000] <text:s/>X1[000] <text:s/>X2[000] <text:s/>X3[000]</text:p>
      <text:p text:style-name="P40">105: <text:s/>0309c4 <text:s/>???? <text:s/>IMM <text:s/>AC[000090] <text:s/>X0[000] <text:s/>X1[000] <text:s/>X2[000] <text:s/>X3[000]</text:p>
      <text:p text:style-name="P40">Machine Halted - undefined opcode</text:p>
      <text:p text:style-name="P40"/>
      <text:p text:style-name="P40"/>
      <text:p text:style-name="P40"><text:soft-page-break/></text:p>
      <text:p text:style-name="P8">The <text:span text:style-name="T26">memdump and parse </text:span>functions were tested by making variations to the given object file and ensuring that the functions had the desired output.</text:p>
      <text:p text:style-name="P16"><text:tab/><text:span text:style-name="T3">Object File 1:</text:span></text:p>
      <text:p text:style-name="P36">50 1 000000</text:p>
      <text:p text:style-name="P37">4c1 20 050404 200800 300800 102840 050c00 001000 2fc121 9888ff fffcfe 432a22 <text:span text:style-name="T27">\ </text:span>000000 abcdee 012345 789abc 0caab2 ab3bab 9c9c9c 0f0f0f 888888 123123</text:p>
      <text:p text:style-name="P37">101 2 300 9</text:p>
      <text:p text:style-name="P37">200 1 30</text:p>
      <text:p text:style-name="P37">300 1 10</text:p>
      <text:p text:style-name="P37">c4</text:p>
      <text:p text:style-name="P22"><text:tab/>Output:</text:p>
      <text:p text:style-name="P41">Parsing: Enter address and interval to dump:</text:p>
      <text:p text:style-name="P38">('0xfff i' or 'fff i'):4c1 20</text:p>
      <text:p text:style-name="P38">ADDR</text:p>
      <text:p text:style-name="P38">OP AM</text:p>
      <text:p text:style-name="P38">4c1: 000001010000 010000 000100</text:p>
      <text:p text:style-name="P38">4c2: 001000000000 100000 000000</text:p>
      <text:p text:style-name="P38">4c3: 001100000000 100000 000000</text:p>
      <text:p text:style-name="P38">4c4: 000100000010 100001 000000</text:p>
      <text:p text:style-name="P38">4c5: 000001010000 110000 000000</text:p>
      <text:p text:style-name="P38">4c6: 000000000001 000000 000000</text:p>
      <text:p text:style-name="P38">4c7: 001011111100 000100 100001</text:p>
      <text:p text:style-name="P38">4c8: 100110001000 100011 111111</text:p>
      <text:p text:style-name="P38">4c9: 111111111111 110011 111110</text:p>
      <text:p text:style-name="P38">4ca: 010000110010 101000 100010</text:p>
      <text:p text:style-name="P38">4cb: 000000000000 000000 000000</text:p>
      <text:p text:style-name="P38">4cc: 101010111100 110111 101110</text:p>
      <text:p text:style-name="P38">4cd: 000000010010 001101 000101</text:p>
      <text:p text:style-name="P38">4ce: 011110001001 101010 111100</text:p>
      <text:p text:style-name="P38">4cf: 000011001010 101010 110010</text:p>
      <text:p text:style-name="P38">4d0: 101010110011 101110 101011</text:p>
      <text:p text:style-name="P38">4d1: 100111001001 110010 011100</text:p>
      <text:p text:style-name="P38">4d2: 000011110000 111100 001111</text:p>
      <text:p text:style-name="P38">4d3: 100010001000 100010 001000</text:p>
      <text:p text:style-name="P38">4d4: 000100100011 000100 100011</text:p>
      <text:p text:style-name="P38">Memory Dump:</text:p>
      <text:p text:style-name="P38">101: 000300</text:p>
      <text:p text:style-name="P38">102: 000009</text:p>
      <text:p text:style-name="P38">200: 000030</text:p>
      <text:p text:style-name="P38">300: 000010</text:p>
      <text:p text:style-name="P38">4c1: 050404</text:p>
      <text:p text:style-name="P38">4c2: 200800</text:p>
      <text:p text:style-name="P38">4c3: 300800</text:p>
      <text:p text:style-name="P38">4c4: 102840</text:p>
      <text:p text:style-name="P38">4c5: 050c00</text:p>
      <text:p text:style-name="P38">4c6: 001000</text:p>
      <text:p text:style-name="P38">4c7: 2fc1214c8: 9888ff</text:p>
      <text:p text:style-name="P38">4c9: fffcfe</text:p>
      <text:p text:style-name="P38"><text:soft-page-break/>4ca: 432a22</text:p>
      <text:p text:style-name="P38">4cc: abcdee</text:p>
      <text:p text:style-name="P38">4cd: 012345</text:p>
      <text:p text:style-name="P38">4ce: 789abc</text:p>
      <text:p text:style-name="P38">4cf: 0caab2</text:p>
      <text:p text:style-name="P38">4d0: ab3bab</text:p>
      <text:p text:style-name="P38">4d1: 9c9c9c</text:p>
      <text:p text:style-name="P38">4d2: 0f0f0f</text:p>
      <text:p text:style-name="P38">4d3: 888888</text:p>
      <text:p text:style-name="P38">4d4: 1231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5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1T18:02:58.529113467</meta:creation-date>
    <dc:date>2017-11-11T19:08:40.543914313</dc:date>
    <meta:editing-duration>PT1H5M16S</meta:editing-duration>
    <meta:editing-cycles>49</meta:editing-cycles>
    <meta:generator>LibreOffice/5.1.6.2.0$Linux_X86_64 LibreOffice_project/10$Build-2</meta:generator>
    <meta:document-statistic meta:table-count="0" meta:image-count="0" meta:object-count="0" meta:page-count="5" meta:paragraph-count="147" meta:word-count="1251" meta:character-count="7943" meta:non-whitespace-character-count="6616"/>
  </office:meta>
</office:document-meta>
</file>